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map_label">
            <text:p>map_label</text:p>
          </table:table-cell>
          <table:table-cell table:style-name="pd1" office:value-type="string" office:string-value="name">
            <text:p>name</text:p>
          </table:table-cell>
        </table:table-row>
        <table:table-row>
          <table:table-cell office:value-type="string" office:string-value="1.W">
            <text:p>1.W</text:p>
          </table:table-cell>
          <table:table-cell office:value-type="string" office:string-value="TERSCHELLING">
            <text:p>TERSCHELLING</text:p>
          </table:table-cell>
        </table:table-row>
        <table:table-row>
          <table:table-cell office:value-type="string" office:string-value="1.W.HWP">
            <text:p>1.W.HWP</text:p>
          </table:table-cell>
          <table:table-cell office:value-type="string" office:string-value="TERSCHELLING">
            <text:p>TERSCHELLING</text:p>
          </table:table-cell>
        </table:table-row>
        <table:table-row>
          <table:table-cell office:value-type="string" office:string-value="1.E">
            <text:p>1.E</text:p>
          </table:table-cell>
          <table:table-cell office:value-type="string" office:string-value="TERSCHELLING">
            <text:p>TERSCHELLING</text:p>
          </table:table-cell>
        </table:table-row>
        <table:table-row>
          <table:table-cell office:value-type="string" office:string-value="1.E.HWP">
            <text:p>1.E.HWP</text:p>
          </table:table-cell>
          <table:table-cell office:value-type="string" office:string-value="TERSCHELLING">
            <text:p>TERSCHELLING</text:p>
          </table:table-cell>
        </table:table-row>
        <table:table-row>
          <table:table-cell office:value-type="string" office:string-value="2.W">
            <text:p>2.W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string" office:string-value="2.W.HWP">
            <text:p>2.W.HWP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string" office:string-value="2.E">
            <text:p>2.E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string" office:string-value="2.E.WVE">
            <text:p>2.E.WVE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string" office:string-value="2.E.HWP">
            <text:p>2.E.HWP</text:p>
          </table:table-cell>
          <table:table-cell office:value-type="string" office:string-value="SCHIERMONNIKOOG">
            <text:p>SCHIERMONNIKOOG</text:p>
          </table:table-cell>
        </table:table-row>
        <table:table-row>
          <table:table-cell office:value-type="string" office:string-value="3.W">
            <text:p>3.W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3.W.WVE">
            <text:p>3.W.WVE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3.W.HWP">
            <text:p>3.W.HWP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3.E">
            <text:p>3.E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3.E.WVE">
            <text:p>3.E.WVE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3.E.HWP">
            <text:p>3.E.HWP</text:p>
          </table:table-cell>
          <table:table-cell office:value-type="string" office:string-value="UITHUIZEN">
            <text:p>UITHUIZEN</text:p>
          </table:table-cell>
        </table:table-row>
        <table:table-row>
          <table:table-cell office:value-type="string" office:string-value="5.W">
            <text:p>5.W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string" office:string-value="5.W.HWP">
            <text:p>5.W.HWP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string" office:string-value="5.E">
            <text:p>5.E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string" office:string-value="5.E.WVE">
            <text:p>5.E.WVE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string" office:string-value="5.E.HWP">
            <text:p>5.E.HWP</text:p>
          </table:table-cell>
          <table:table-cell office:value-type="string" office:string-value="HARLINGEN">
            <text:p>HARLINGEN</text:p>
          </table:table-cell>
        </table:table-row>
        <table:table-row>
          <table:table-cell office:value-type="string" office:string-value="6.W">
            <text:p>6.W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6.W.WVE">
            <text:p>6.W.WVE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6.W.HWP">
            <text:p>6.W.HWP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6.E">
            <text:p>6.E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6.E.WVE">
            <text:p>6.E.WVE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6.E.HWP">
            <text:p>6.E.HWP</text:p>
          </table:table-cell>
          <table:table-cell office:value-type="string" office:string-value="LEEUWARDEN">
            <text:p>LEEUWARDEN</text:p>
          </table:table-cell>
        </table:table-row>
        <table:table-row>
          <table:table-cell office:value-type="string" office:string-value="7.W">
            <text:p>7.W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W.WVE">
            <text:p>7.W.WVE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W.HWP">
            <text:p>7.W.HWP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E">
            <text:p>7.E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E.B">
            <text:p>7.E.B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E.WVE">
            <text:p>7.E.WVE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7.E.HWP">
            <text:p>7.E.HWP</text:p>
          </table:table-cell>
          <table:table-cell office:value-type="string" office:string-value="GRONINGEN">
            <text:p>GRONINGEN</text:p>
          </table:table-cell>
        </table:table-row>
        <table:table-row>
          <table:table-cell office:value-type="string" office:string-value="8">
            <text:p>8</text:p>
          </table:table-cell>
          <table:table-cell office:value-type="string" office:string-value="NIEUWESCHANS">
            <text:p>NIEUWESCHANS</text:p>
          </table:table-cell>
        </table:table-row>
        <table:table-row>
          <table:table-cell office:value-type="string" office:string-value="8.WVE">
            <text:p>8.WVE</text:p>
          </table:table-cell>
          <table:table-cell office:value-type="string" office:string-value="NIEUWESCHANS">
            <text:p>NIEUWESCHANS</text:p>
          </table:table-cell>
        </table:table-row>
        <table:table-row>
          <table:table-cell office:value-type="string" office:string-value="8.HWP">
            <text:p>8.HWP</text:p>
          </table:table-cell>
          <table:table-cell office:value-type="string" office:string-value="NIEUWESCHANS">
            <text:p>NIEUWESCHANS</text:p>
          </table:table-cell>
        </table:table-row>
        <table:table-row>
          <table:table-cell office:value-type="string" office:string-value="9">
            <text:p>9</text:p>
          </table:table-cell>
          <table:table-cell office:value-type="string" office:string-value="DEN HELDER">
            <text:p>DEN HELDER</text:p>
          </table:table-cell>
        </table:table-row>
        <table:table-row>
          <table:table-cell office:value-type="string" office:string-value="9.HWP">
            <text:p>9.HWP</text:p>
          </table:table-cell>
          <table:table-cell office:value-type="string" office:string-value="DEN HELDER">
            <text:p>DEN HELDER</text:p>
          </table:table-cell>
        </table:table-row>
        <table:table-row>
          <table:table-cell office:value-type="string" office:string-value="10.W">
            <text:p>10.W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string" office:string-value="10.W.WVE">
            <text:p>10.W.WVE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string" office:string-value="10.W.HWP">
            <text:p>10.W.HWP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string" office:string-value="10.E">
            <text:p>10.E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string" office:string-value="10.E.HWP">
            <text:p>10.E.HWP</text:p>
          </table:table-cell>
          <table:table-cell office:value-type="string" office:string-value="SNEEK">
            <text:p>SNEEK</text:p>
          </table:table-cell>
        </table:table-row>
        <table:table-row>
          <table:table-cell office:value-type="string" office:string-value="11.W">
            <text:p>11.W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W.WVE">
            <text:p>11.W.WVE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W.HWP">
            <text:p>11.W.HWP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">
            <text:p>11.E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.B">
            <text:p>11.E.B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.WVE">
            <text:p>11.E.WVE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.HWP">
            <text:p>11.E.HWP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.HWP.L">
            <text:p>11.E.HWP.L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1.E.HWP.R">
            <text:p>11.E.HWP.R</text:p>
          </table:table-cell>
          <table:table-cell office:value-type="string" office:string-value="HEERENVEEN">
            <text:p>HEERENVEEN</text:p>
          </table:table-cell>
        </table:table-row>
        <table:table-row>
          <table:table-cell office:value-type="string" office:string-value="12.W">
            <text:p>12.W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W.B">
            <text:p>12.W.B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W.WVE">
            <text:p>12.W.WVE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W.HWP">
            <text:p>12.W.HWP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E">
            <text:p>12.E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E.B">
            <text:p>12.E.B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E.WVE">
            <text:p>12.E.WVE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2.E.HWP">
            <text:p>12.E.HWP</text:p>
          </table:table-cell>
          <table:table-cell office:value-type="string" office:string-value="ASSEN">
            <text:p>ASSEN</text:p>
          </table:table-cell>
        </table:table-row>
        <table:table-row>
          <table:table-cell office:value-type="string" office:string-value="13">
            <text:p>13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3.B">
            <text:p>13.B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3.WVE">
            <text:p>13.WVE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3.HWP">
            <text:p>13.HWP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3.HWP.L">
            <text:p>13.HWP.L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3.HWP.R">
            <text:p>13.HWP.R</text:p>
          </table:table-cell>
          <table:table-cell office:value-type="string" office:string-value="BOURTANGE">
            <text:p>BOURTANGE</text:p>
          </table:table-cell>
        </table:table-row>
        <table:table-row>
          <table:table-cell office:value-type="string" office:string-value="14.W">
            <text:p>14.W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W.WVE">
            <text:p>14.W.WVE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W.HWP">
            <text:p>14.W.HWP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E">
            <text:p>14.E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E.B">
            <text:p>14.E.B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E.WVE">
            <text:p>14.E.WVE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4.E.HWP">
            <text:p>14.E.HWP</text:p>
          </table:table-cell>
          <table:table-cell office:value-type="string" office:string-value="MEDEMBLIK">
            <text:p>MEDEMBLIK</text:p>
          </table:table-cell>
        </table:table-row>
        <table:table-row>
          <table:table-cell office:value-type="string" office:string-value="15.W">
            <text:p>15.W</text:p>
          </table:table-cell>
          <table:table-cell office:value-type="string" office:string-value="STAVOREN">
            <text:p>STAVOREN</text:p>
          </table:table-cell>
        </table:table-row>
        <table:table-row>
          <table:table-cell office:value-type="string" office:string-value="15.W.WVE">
            <text:p>15.W.WVE</text:p>
          </table:table-cell>
          <table:table-cell office:value-type="string" office:string-value="STAVOREN">
            <text:p>STAVOREN</text:p>
          </table:table-cell>
        </table:table-row>
        <table:table-row>
          <table:table-cell office:value-type="string" office:string-value="15.W.HWP">
            <text:p>15.W.HWP</text:p>
          </table:table-cell>
          <table:table-cell office:value-type="string" office:string-value="STAVOREN">
            <text:p>STAVOREN</text:p>
          </table:table-cell>
        </table:table-row>
        <table:table-row>
          <table:table-cell office:value-type="string" office:string-value="15.E">
            <text:p>15.E</text:p>
          </table:table-cell>
          <table:table-cell office:value-type="string" office:string-value="STAVOREN">
            <text:p>STAVOREN</text:p>
          </table:table-cell>
        </table:table-row>
        <table:table-row>
          <table:table-cell office:value-type="string" office:string-value="16.W">
            <text:p>16.W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W.WVE">
            <text:p>16.W.WVE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W.HWP">
            <text:p>16.W.HWP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">
            <text:p>16.E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.B">
            <text:p>16.E.B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.WVE">
            <text:p>16.E.WVE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.HWP">
            <text:p>16.E.HWP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.HWP.L">
            <text:p>16.E.HWP.L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6.E.HWP.R">
            <text:p>16.E.HWP.R</text:p>
          </table:table-cell>
          <table:table-cell office:value-type="string" office:string-value="STEENWIJK">
            <text:p>STEENWIJK</text:p>
          </table:table-cell>
        </table:table-row>
        <table:table-row>
          <table:table-cell office:value-type="string" office:string-value="17.W">
            <text:p>17.W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W.WVE">
            <text:p>17.W.WVE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W.HWP">
            <text:p>17.W.HWP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E">
            <text:p>17.E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E.WVE">
            <text:p>17.E.WVE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E.HWP">
            <text:p>17.E.HWP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E.HWP.L">
            <text:p>17.E.HWP.L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7.E.HWP.R">
            <text:p>17.E.HWP.R</text:p>
          </table:table-cell>
          <table:table-cell office:value-type="string" office:string-value="BEILEN">
            <text:p>BEILEN</text:p>
          </table:table-cell>
        </table:table-row>
        <table:table-row>
          <table:table-cell office:value-type="string" office:string-value="18">
            <text:p>18</text:p>
          </table:table-cell>
          <table:table-cell office:value-type="string" office:string-value="ROSWINKEL">
            <text:p>ROSWINKEL</text:p>
          </table:table-cell>
        </table:table-row>
        <table:table-row>
          <table:table-cell office:value-type="string" office:string-value="18.B">
            <text:p>18.B</text:p>
          </table:table-cell>
          <table:table-cell office:value-type="string" office:string-value="ROSWINKEL">
            <text:p>ROSWINKEL</text:p>
          </table:table-cell>
        </table:table-row>
        <table:table-row>
          <table:table-cell office:value-type="string" office:string-value="18.WVE">
            <text:p>18.WVE</text:p>
          </table:table-cell>
          <table:table-cell office:value-type="string" office:string-value="ROSWINKEL">
            <text:p>ROSWINKEL</text:p>
          </table:table-cell>
        </table:table-row>
        <table:table-row>
          <table:table-cell office:value-type="string" office:string-value="18.HWP">
            <text:p>18.HWP</text:p>
          </table:table-cell>
          <table:table-cell office:value-type="string" office:string-value="ROSWINKEL">
            <text:p>ROSWINKEL</text:p>
          </table:table-cell>
        </table:table-row>
        <table:table-row>
          <table:table-cell office:value-type="string" office:string-value="19.W">
            <text:p>19.W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19.W.WVE">
            <text:p>19.W.WVE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19.W.HWP">
            <text:p>19.W.HWP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19.E">
            <text:p>19.E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19.E.WVE">
            <text:p>19.E.WVE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19.E.HWP">
            <text:p>19.E.HWP</text:p>
          </table:table-cell>
          <table:table-cell office:value-type="string" office:string-value="ALKMAAR">
            <text:p>ALKMAAR</text:p>
          </table:table-cell>
        </table:table-row>
        <table:table-row>
          <table:table-cell office:value-type="string" office:string-value="20">
            <text:p>20</text:p>
          </table:table-cell>
          <table:table-cell office:value-type="string" office:string-value="ENKHUIZEN">
            <text:p>ENKHUIZEN</text:p>
          </table:table-cell>
        </table:table-row>
        <table:table-row>
          <table:table-cell office:value-type="string" office:string-value="20.WVE">
            <text:p>20.WVE</text:p>
          </table:table-cell>
          <table:table-cell office:value-type="string" office:string-value="ENKHUIZEN">
            <text:p>ENKHUIZEN</text:p>
          </table:table-cell>
        </table:table-row>
        <table:table-row>
          <table:table-cell office:value-type="string" office:string-value="20.HWP">
            <text:p>20.HWP</text:p>
          </table:table-cell>
          <table:table-cell office:value-type="string" office:string-value="ENKHUIZEN">
            <text:p>ENKHUIZEN</text:p>
          </table:table-cell>
        </table:table-row>
        <table:table-row>
          <table:table-cell office:value-type="string" office:string-value="21.W">
            <text:p>21.W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W.B">
            <text:p>21.W.B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W.WVE">
            <text:p>21.W.WVE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W.HWP">
            <text:p>21.W.HWP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E">
            <text:p>21.E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E.B">
            <text:p>21.E.B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E.WVE">
            <text:p>21.E.WVE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1.E.HWP">
            <text:p>21.E.HWP</text:p>
          </table:table-cell>
          <table:table-cell office:value-type="string" office:string-value="ZWOLLE">
            <text:p>ZWOLLE</text:p>
          </table:table-cell>
        </table:table-row>
        <table:table-row>
          <table:table-cell office:value-type="string" office:string-value="22.W">
            <text:p>22.W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2.W.WVE">
            <text:p>22.W.WVE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2.W.HWP">
            <text:p>22.W.HWP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2.E">
            <text:p>22.E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2.E.WVE">
            <text:p>22.E.WVE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2.E.HWP">
            <text:p>22.E.HWP</text:p>
          </table:table-cell>
          <table:table-cell office:value-type="string" office:string-value="COEVORDEN">
            <text:p>COEVORDEN</text:p>
          </table:table-cell>
        </table:table-row>
        <table:table-row>
          <table:table-cell office:value-type="string" office:string-value="23">
            <text:p>23</text:p>
          </table:table-cell>
          <table:table-cell office:value-type="string" office:string-value="NIEUW-SCHOONEBEEK">
            <text:p>NIEUW-SCHOONEBEEK</text:p>
          </table:table-cell>
        </table:table-row>
        <table:table-row>
          <table:table-cell office:value-type="string" office:string-value="23.WVE">
            <text:p>23.WVE</text:p>
          </table:table-cell>
          <table:table-cell office:value-type="string" office:string-value="NIEUW-SCHOONEBEEK">
            <text:p>NIEUW-SCHOONEBEEK</text:p>
          </table:table-cell>
        </table:table-row>
        <table:table-row>
          <table:table-cell office:value-type="string" office:string-value="23.HWP">
            <text:p>23.HWP</text:p>
          </table:table-cell>
          <table:table-cell office:value-type="string" office:string-value="NIEUW-SCHOONEBEEK">
            <text:p>NIEUW-SCHOONEBEEK</text:p>
          </table:table-cell>
        </table:table-row>
        <table:table-row>
          <table:table-cell office:value-type="string" office:string-value="25.W">
            <text:p>25.W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W.B">
            <text:p>25.W.B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W.WVE">
            <text:p>25.W.WVE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W.HWP">
            <text:p>25.W.HWP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E">
            <text:p>25.E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E.B">
            <text:p>25.E.B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E.WVE">
            <text:p>25.E.WVE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5.E.HWP">
            <text:p>25.E.HWP</text:p>
          </table:table-cell>
          <table:table-cell office:value-type="string" office:string-value="AMSTERDAM">
            <text:p>AMSTERDAM</text:p>
          </table:table-cell>
        </table:table-row>
        <table:table-row>
          <table:table-cell office:value-type="string" office:string-value="26.W">
            <text:p>26.W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6.W.WVE">
            <text:p>26.W.WVE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6.W.HWP">
            <text:p>26.W.HWP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6.E">
            <text:p>26.E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6.E.WVE">
            <text:p>26.E.WVE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6.E.HWP">
            <text:p>26.E.HWP</text:p>
          </table:table-cell>
          <table:table-cell office:value-type="string" office:string-value="HARDERWIJK">
            <text:p>HARDERWIJK</text:p>
          </table:table-cell>
        </table:table-row>
        <table:table-row>
          <table:table-cell office:value-type="string" office:string-value="27.W">
            <text:p>27.W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7.W.WVE">
            <text:p>27.W.WVE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7.W.HWP">
            <text:p>27.W.HWP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7.E">
            <text:p>27.E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7.E.WVE">
            <text:p>27.E.WVE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7.E.HWP">
            <text:p>27.E.HWP</text:p>
          </table:table-cell>
          <table:table-cell office:value-type="string" office:string-value="HATTEM">
            <text:p>HATTEM</text:p>
          </table:table-cell>
        </table:table-row>
        <table:table-row>
          <table:table-cell office:value-type="string" office:string-value="28.W">
            <text:p>28.W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8.W.WVE">
            <text:p>28.W.WVE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8.W.HWP">
            <text:p>28.W.HWP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8.E">
            <text:p>28.E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8.E.WVE">
            <text:p>28.E.WVE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8.E.HWP">
            <text:p>28.E.HWP</text:p>
          </table:table-cell>
          <table:table-cell office:value-type="string" office:string-value="ALMELO">
            <text:p>ALMELO</text:p>
          </table:table-cell>
        </table:table-row>
        <table:table-row>
          <table:table-cell office:value-type="string" office:string-value="29">
            <text:p>29</text:p>
          </table:table-cell>
          <table:table-cell office:value-type="string" office:string-value="DENEKAMP">
            <text:p>DENEKAMP</text:p>
          </table:table-cell>
        </table:table-row>
        <table:table-row>
          <table:table-cell office:value-type="string" office:string-value="29.HWP">
            <text:p>29.HWP</text:p>
          </table:table-cell>
          <table:table-cell office:value-type="string" office:string-value="DENEKAMP">
            <text:p>DENEKAMP</text:p>
          </table:table-cell>
        </table:table-row>
        <table:table-row>
          <table:table-cell office:value-type="string" office:string-value="30">
            <text:p>30</text:p>
          </table:table-cell>
          <table:table-cell office:value-type="string" office:string-value="'S GRAVENHAGE">
            <text:p>'S GRAVENHAGE</text:p>
          </table:table-cell>
        </table:table-row>
        <table:table-row>
          <table:table-cell office:value-type="string" office:string-value="30.WVE">
            <text:p>30.WVE</text:p>
          </table:table-cell>
          <table:table-cell office:value-type="string" office:string-value="'S GRAVENHAGE">
            <text:p>'S GRAVENHAGE</text:p>
          </table:table-cell>
        </table:table-row>
        <table:table-row>
          <table:table-cell office:value-type="string" office:string-value="30.HWP">
            <text:p>30.HWP</text:p>
          </table:table-cell>
          <table:table-cell office:value-type="string" office:string-value="'S GRAVENHAGE">
            <text:p>'S GRAVENHAGE</text:p>
          </table:table-cell>
        </table:table-row>
        <table:table-row>
          <table:table-cell office:value-type="string" office:string-value="31.W">
            <text:p>31.W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1.W.WVE">
            <text:p>31.W.WVE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1.W.HWP">
            <text:p>31.W.HWP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1.E">
            <text:p>31.E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1.E.WVE">
            <text:p>31.E.WVE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1.E.HWP">
            <text:p>31.E.HWP</text:p>
          </table:table-cell>
          <table:table-cell office:value-type="string" office:string-value="UTRECHT">
            <text:p>UTRECHT</text:p>
          </table:table-cell>
        </table:table-row>
        <table:table-row>
          <table:table-cell office:value-type="string" office:string-value="32.W">
            <text:p>32.W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2.W.B">
            <text:p>32.W.B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2.W.WVE">
            <text:p>32.W.WVE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2.W.HWP">
            <text:p>32.W.HWP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2.E">
            <text:p>32.E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2.E.HWP">
            <text:p>32.E.HWP</text:p>
          </table:table-cell>
          <table:table-cell office:value-type="string" office:string-value="AMERSFOORT">
            <text:p>AMERSFOORT</text:p>
          </table:table-cell>
        </table:table-row>
        <table:table-row>
          <table:table-cell office:value-type="string" office:string-value="33.W">
            <text:p>33.W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W.WVE">
            <text:p>33.W.WVE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W.HWP">
            <text:p>33.W.HWP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E">
            <text:p>33.E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E.B">
            <text:p>33.E.B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E.WVE">
            <text:p>33.E.WVE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3.E.HWP">
            <text:p>33.E.HWP</text:p>
          </table:table-cell>
          <table:table-cell office:value-type="string" office:string-value="ZUTPHEN">
            <text:p>ZUTPHEN</text:p>
          </table:table-cell>
        </table:table-row>
        <table:table-row>
          <table:table-cell office:value-type="string" office:string-value="34.W">
            <text:p>34.W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4.W.WVE">
            <text:p>34.W.WVE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4.W.HWP">
            <text:p>34.W.HWP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4.E">
            <text:p>34.E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4.E.WVE">
            <text:p>34.E.WVE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4.E.HWP">
            <text:p>34.E.HWP</text:p>
          </table:table-cell>
          <table:table-cell office:value-type="string" office:string-value="GROENLO">
            <text:p>GROENLO</text:p>
          </table:table-cell>
        </table:table-row>
        <table:table-row>
          <table:table-cell office:value-type="string" office:string-value="37.W">
            <text:p>37.W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W.WVE">
            <text:p>37.W.WVE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W.HWP">
            <text:p>37.W.HWP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E">
            <text:p>37.E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E.B">
            <text:p>37.E.B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E.WVE">
            <text:p>37.E.WVE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7.E.HWP">
            <text:p>37.E.HWP</text:p>
          </table:table-cell>
          <table:table-cell office:value-type="string" office:string-value="ROTTERDAM">
            <text:p>ROTTERDAM</text:p>
          </table:table-cell>
        </table:table-row>
        <table:table-row>
          <table:table-cell office:value-type="string" office:string-value="38.W">
            <text:p>38.W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W.B">
            <text:p>38.W.B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W.WVE">
            <text:p>38.W.WVE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W.HWP">
            <text:p>38.W.HWP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E">
            <text:p>38.E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E.B">
            <text:p>38.E.B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E.WVE">
            <text:p>38.E.WVE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8.E.HWP">
            <text:p>38.E.HWP</text:p>
          </table:table-cell>
          <table:table-cell office:value-type="string" office:string-value="GORINCHEM">
            <text:p>GORINCHEM</text:p>
          </table:table-cell>
        </table:table-row>
        <table:table-row>
          <table:table-cell office:value-type="string" office:string-value="39.W">
            <text:p>39.W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W.B">
            <text:p>39.W.B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W.WVE">
            <text:p>39.W.WVE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W.HWP">
            <text:p>39.W.HWP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E">
            <text:p>39.E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E.WVE">
            <text:p>39.E.WVE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39.E.HWP">
            <text:p>39.E.HWP</text:p>
          </table:table-cell>
          <table:table-cell office:value-type="string" office:string-value="RHENEN">
            <text:p>RHENEN</text:p>
          </table:table-cell>
        </table:table-row>
        <table:table-row>
          <table:table-cell office:value-type="string" office:string-value="40.W">
            <text:p>40.W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W.B">
            <text:p>40.W.B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W.WVE">
            <text:p>40.W.WVE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W.HWP">
            <text:p>40.W.HWP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E">
            <text:p>40.E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E.WVE">
            <text:p>40.E.WVE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0.E.HWP">
            <text:p>40.E.HWP</text:p>
          </table:table-cell>
          <table:table-cell office:value-type="string" office:string-value="ARNHEM">
            <text:p>ARNHEM</text:p>
          </table:table-cell>
        </table:table-row>
        <table:table-row>
          <table:table-cell office:value-type="string" office:string-value="41.W">
            <text:p>41.W</text:p>
          </table:table-cell>
          <table:table-cell office:value-type="string" office:string-value="AALTEN">
            <text:p>AALTEN</text:p>
          </table:table-cell>
        </table:table-row>
        <table:table-row>
          <table:table-cell office:value-type="string" office:string-value="41.W.HWP">
            <text:p>41.W.HWP</text:p>
          </table:table-cell>
          <table:table-cell office:value-type="string" office:string-value="AALTEN">
            <text:p>AALTEN</text:p>
          </table:table-cell>
        </table:table-row>
        <table:table-row>
          <table:table-cell office:value-type="string" office:string-value="41.E">
            <text:p>41.E</text:p>
          </table:table-cell>
          <table:table-cell office:value-type="string" office:string-value="AALTEN">
            <text:p>AALTEN</text:p>
          </table:table-cell>
        </table:table-row>
        <table:table-row>
          <table:table-cell office:value-type="string" office:string-value="41.E.HWP">
            <text:p>41.E.HWP</text:p>
          </table:table-cell>
          <table:table-cell office:value-type="string" office:string-value="AALTEN">
            <text:p>AALTEN</text:p>
          </table:table-cell>
        </table:table-row>
        <table:table-row>
          <table:table-cell office:value-type="string" office:string-value="42">
            <text:p>42</text:p>
          </table:table-cell>
          <table:table-cell office:value-type="string" office:string-value="ZIERIKZEE">
            <text:p>ZIERIKZEE</text:p>
          </table:table-cell>
        </table:table-row>
        <table:table-row>
          <table:table-cell office:value-type="string" office:string-value="42.HWP">
            <text:p>42.HWP</text:p>
          </table:table-cell>
          <table:table-cell office:value-type="string" office:string-value="ZIERIKZEE">
            <text:p>ZIERIKZEE</text:p>
          </table:table-cell>
        </table:table-row>
        <table:table-row>
          <table:table-cell office:value-type="string" office:string-value="43.W">
            <text:p>43.W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W.B">
            <text:p>43.W.B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W.WVE">
            <text:p>43.W.WVE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W.HWP">
            <text:p>43.W.HWP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E">
            <text:p>43.E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E.B">
            <text:p>43.E.B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E.WVE">
            <text:p>43.E.WVE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3.E.HWP">
            <text:p>43.E.HWP</text:p>
          </table:table-cell>
          <table:table-cell office:value-type="string" office:string-value="WILLEMSTAD">
            <text:p>WILLEMSTAD</text:p>
          </table:table-cell>
        </table:table-row>
        <table:table-row>
          <table:table-cell office:value-type="string" office:string-value="44.W">
            <text:p>44.W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W.B">
            <text:p>44.W.B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W.WVE">
            <text:p>44.W.WVE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W.HWP">
            <text:p>44.W.HWP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E">
            <text:p>44.E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E.WVE">
            <text:p>44.E.WVE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4.E.HWP">
            <text:p>44.E.HWP</text:p>
          </table:table-cell>
          <table:table-cell office:value-type="string" office:string-value="GEERTRUIDENBERG">
            <text:p>GEERTRUIDENBERG</text:p>
          </table:table-cell>
        </table:table-row>
        <table:table-row>
          <table:table-cell office:value-type="string" office:string-value="45.W">
            <text:p>45.W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W.B">
            <text:p>45.W.B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W.WVE">
            <text:p>45.W.WVE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W.HWP">
            <text:p>45.W.HWP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E">
            <text:p>45.E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E.WVE">
            <text:p>45.E.WVE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5.E.HWP">
            <text:p>45.E.HWP</text:p>
          </table:table-cell>
          <table:table-cell office:value-type="string" office:string-value="'S HERTOGENBOSCH">
            <text:p>'S HERTOGENBOSCH</text:p>
          </table:table-cell>
        </table:table-row>
        <table:table-row>
          <table:table-cell office:value-type="string" office:string-value="46">
            <text:p>46</text:p>
          </table:table-cell>
          <table:table-cell office:value-type="string" office:string-value="VIERLINGSBEEK">
            <text:p>VIERLINGSBEEK</text:p>
          </table:table-cell>
        </table:table-row>
        <table:table-row>
          <table:table-cell office:value-type="string" office:string-value="46.B">
            <text:p>46.B</text:p>
          </table:table-cell>
          <table:table-cell office:value-type="string" office:string-value="VIERLINGSBEEK">
            <text:p>VIERLINGSBEEK</text:p>
          </table:table-cell>
        </table:table-row>
        <table:table-row>
          <table:table-cell office:value-type="string" office:string-value="46.WVE">
            <text:p>46.WVE</text:p>
          </table:table-cell>
          <table:table-cell office:value-type="string" office:string-value="VIERLINGSBEEK">
            <text:p>VIERLINGSBEEK</text:p>
          </table:table-cell>
        </table:table-row>
        <table:table-row>
          <table:table-cell office:value-type="string" office:string-value="46.HWP">
            <text:p>46.HWP</text:p>
          </table:table-cell>
          <table:table-cell office:value-type="string" office:string-value="VIERLINGSBEEK">
            <text:p>VIERLINGSBEEK</text:p>
          </table:table-cell>
        </table:table-row>
        <table:table-row>
          <table:table-cell office:value-type="string" office:string-value="48.W">
            <text:p>48.W</text:p>
          </table:table-cell>
          <table:table-cell office:value-type="string" office:string-value="MIDDELBURG">
            <text:p>MIDDELBURG</text:p>
          </table:table-cell>
        </table:table-row>
        <table:table-row>
          <table:table-cell office:value-type="string" office:string-value="48.W.HWP">
            <text:p>48.W.HWP</text:p>
          </table:table-cell>
          <table:table-cell office:value-type="string" office:string-value="MIDDELBURG">
            <text:p>MIDDELBURG</text:p>
          </table:table-cell>
        </table:table-row>
        <table:table-row>
          <table:table-cell office:value-type="string" office:string-value="48.E">
            <text:p>48.E</text:p>
          </table:table-cell>
          <table:table-cell office:value-type="string" office:string-value="MIDDELBURG">
            <text:p>MIDDELBURG</text:p>
          </table:table-cell>
        </table:table-row>
        <table:table-row>
          <table:table-cell office:value-type="string" office:string-value="48.E.HWP">
            <text:p>48.E.HWP</text:p>
          </table:table-cell>
          <table:table-cell office:value-type="string" office:string-value="MIDDELBURG">
            <text:p>MIDDELBURG</text:p>
          </table:table-cell>
        </table:table-row>
        <table:table-row>
          <table:table-cell office:value-type="string" office:string-value="49.W">
            <text:p>49.W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49.W.B">
            <text:p>49.W.B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49.W.HWP">
            <text:p>49.W.HWP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49.E">
            <text:p>49.E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49.E.WVE">
            <text:p>49.E.WVE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49.E.HWP">
            <text:p>49.E.HWP</text:p>
          </table:table-cell>
          <table:table-cell office:value-type="string" office:string-value="BERGEN OP ZOOM">
            <text:p>BERGEN OP ZOOM</text:p>
          </table:table-cell>
        </table:table-row>
        <table:table-row>
          <table:table-cell office:value-type="string" office:string-value="50.W">
            <text:p>50.W</text:p>
          </table:table-cell>
          <table:table-cell office:value-type="string" office:string-value="BREDA">
            <text:p>BREDA</text:p>
          </table:table-cell>
        </table:table-row>
        <table:table-row>
          <table:table-cell office:value-type="string" office:string-value="50.W.HWP">
            <text:p>50.W.HWP</text:p>
          </table:table-cell>
          <table:table-cell office:value-type="string" office:string-value="BREDA">
            <text:p>BREDA</text:p>
          </table:table-cell>
        </table:table-row>
        <table:table-row>
          <table:table-cell office:value-type="string" office:string-value="50.E">
            <text:p>50.E</text:p>
          </table:table-cell>
          <table:table-cell office:value-type="string" office:string-value="BREDA">
            <text:p>BREDA</text:p>
          </table:table-cell>
        </table:table-row>
        <table:table-row>
          <table:table-cell office:value-type="string" office:string-value="50.E.HWP">
            <text:p>50.E.HWP</text:p>
          </table:table-cell>
          <table:table-cell office:value-type="string" office:string-value="BREDA">
            <text:p>BREDA</text:p>
          </table:table-cell>
        </table:table-row>
        <table:table-row>
          <table:table-cell office:value-type="string" office:string-value="51.W">
            <text:p>51.W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string" office:string-value="51.W.HWP">
            <text:p>51.W.HWP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string" office:string-value="51.E">
            <text:p>51.E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string" office:string-value="51.E.WVE">
            <text:p>51.E.WVE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string" office:string-value="51.E.HWP">
            <text:p>51.E.HWP</text:p>
          </table:table-cell>
          <table:table-cell office:value-type="string" office:string-value="EINDHOVEN">
            <text:p>EINDHOVEN</text:p>
          </table:table-cell>
        </table:table-row>
        <table:table-row>
          <table:table-cell office:value-type="string" office:string-value="52.W">
            <text:p>52.W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string" office:string-value="52.W.WVE">
            <text:p>52.W.WVE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string" office:string-value="52.W.HWP">
            <text:p>52.W.HWP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string" office:string-value="52.E">
            <text:p>52.E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string" office:string-value="52.E.HWP">
            <text:p>52.E.HWP</text:p>
          </table:table-cell>
          <table:table-cell office:value-type="string" office:string-value="VENLO">
            <text:p>VENLO</text:p>
          </table:table-cell>
        </table:table-row>
        <table:table-row>
          <table:table-cell office:value-type="string" office:string-value="54.W">
            <text:p>54.W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string" office:string-value="54.W.B">
            <text:p>54.W.B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string" office:string-value="54.W.HWP">
            <text:p>54.W.HWP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string" office:string-value="54.E">
            <text:p>54.E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string" office:string-value="54.E.HWP">
            <text:p>54.E.HWP</text:p>
          </table:table-cell>
          <table:table-cell office:value-type="string" office:string-value="NEUZEN">
            <text:p>NEUZEN</text:p>
          </table:table-cell>
        </table:table-row>
        <table:table-row>
          <table:table-cell office:value-type="string" office:string-value="55">
            <text:p>55</text:p>
          </table:table-cell>
          <table:table-cell office:value-type="string" office:string-value="HULST">
            <text:p>HULST</text:p>
          </table:table-cell>
        </table:table-row>
        <table:table-row>
          <table:table-cell office:value-type="string" office:string-value="55.HWP">
            <text:p>55.HWP</text:p>
          </table:table-cell>
          <table:table-cell office:value-type="string" office:string-value="HULST">
            <text:p>HULST</text:p>
          </table:table-cell>
        </table:table-row>
        <table:table-row>
          <table:table-cell office:value-type="string" office:string-value="57.W">
            <text:p>57.W</text:p>
          </table:table-cell>
          <table:table-cell office:value-type="string" office:string-value="VALKENSWAARD">
            <text:p>VALKENSWAARD</text:p>
          </table:table-cell>
        </table:table-row>
        <table:table-row>
          <table:table-cell office:value-type="string" office:string-value="57.W.HWP">
            <text:p>57.W.HWP</text:p>
          </table:table-cell>
          <table:table-cell office:value-type="string" office:string-value="VALKENSWAARD">
            <text:p>VALKENSWAARD</text:p>
          </table:table-cell>
        </table:table-row>
        <table:table-row>
          <table:table-cell office:value-type="string" office:string-value="57.E">
            <text:p>57.E</text:p>
          </table:table-cell>
          <table:table-cell office:value-type="string" office:string-value="VALKENSWAARD">
            <text:p>VALKENSWAARD</text:p>
          </table:table-cell>
        </table:table-row>
        <table:table-row>
          <table:table-cell office:value-type="string" office:string-value="57.E.HWP">
            <text:p>57.E.HWP</text:p>
          </table:table-cell>
          <table:table-cell office:value-type="string" office:string-value="VALKENSWAARD">
            <text:p>VALKENSWAARD</text:p>
          </table:table-cell>
        </table:table-row>
        <table:table-row>
          <table:table-cell office:value-type="string" office:string-value="58.W">
            <text:p>58.W</text:p>
          </table:table-cell>
          <table:table-cell office:value-type="string" office:string-value="ROERMOND">
            <text:p>ROERMOND</text:p>
          </table:table-cell>
        </table:table-row>
        <table:table-row>
          <table:table-cell office:value-type="string" office:string-value="58.W.HWP">
            <text:p>58.W.HWP</text:p>
          </table:table-cell>
          <table:table-cell office:value-type="string" office:string-value="ROERMOND">
            <text:p>ROERMOND</text:p>
          </table:table-cell>
        </table:table-row>
        <table:table-row>
          <table:table-cell office:value-type="string" office:string-value="58.E">
            <text:p>58.E</text:p>
          </table:table-cell>
          <table:table-cell office:value-type="string" office:string-value="ROERMOND">
            <text:p>ROERMOND</text:p>
          </table:table-cell>
        </table:table-row>
        <table:table-row>
          <table:table-cell office:value-type="string" office:string-value="58.E.HWP">
            <text:p>58.E.HWP</text:p>
          </table:table-cell>
          <table:table-cell office:value-type="string" office:string-value="ROERMOND">
            <text:p>ROERMOND</text:p>
          </table:table-cell>
        </table:table-row>
        <table:table-row>
          <table:table-cell office:value-type="string" office:string-value="60.W">
            <text:p>60.W</text:p>
          </table:table-cell>
          <table:table-cell office:value-type="string" office:string-value="SITTARD">
            <text:p>SITTARD</text:p>
          </table:table-cell>
        </table:table-row>
        <table:table-row>
          <table:table-cell office:value-type="string" office:string-value="60.W.HWP">
            <text:p>60.W.HWP</text:p>
          </table:table-cell>
          <table:table-cell office:value-type="string" office:string-value="SITTARD">
            <text:p>SITTARD</text:p>
          </table:table-cell>
        </table:table-row>
        <table:table-row>
          <table:table-cell office:value-type="string" office:string-value="60.E">
            <text:p>60.E</text:p>
          </table:table-cell>
          <table:table-cell office:value-type="string" office:string-value="SITTARD">
            <text:p>SITTARD</text:p>
          </table:table-cell>
        </table:table-row>
        <table:table-row>
          <table:table-cell office:value-type="string" office:string-value="60.E.HWP">
            <text:p>60.E.HWP</text:p>
          </table:table-cell>
          <table:table-cell office:value-type="string" office:string-value="SITTARD">
            <text:p>SITTARD</text:p>
          </table:table-cell>
        </table:table-row>
        <table:table-row>
          <table:table-cell office:value-type="string" office:string-value="61">
            <text:p>61</text:p>
          </table:table-cell>
          <table:table-cell office:value-type="string" office:string-value="MAASTRICHT">
            <text:p>MAASTRICHT</text:p>
          </table:table-cell>
        </table:table-row>
        <table:table-row>
          <table:table-cell office:value-type="string" office:string-value="61.HWP">
            <text:p>61.HWP</text:p>
          </table:table-cell>
          <table:table-cell office:value-type="string" office:string-value="MAASTRICHT">
            <text:p>MAASTRICHT</text:p>
          </table:table-cell>
        </table:table-row>
        <table:table-row>
          <table:table-cell office:value-type="string" office:string-value="62">
            <text:p>62</text:p>
          </table:table-cell>
          <table:table-cell office:value-type="string" office:string-value="HEERLEN">
            <text:p>HEERLEN</text:p>
          </table:table-cell>
        </table:table-row>
        <table:table-row>
          <table:table-cell office:value-type="string" office:string-value="62.HWP">
            <text:p>62.HWP</text:p>
          </table:table-cell>
          <table:table-cell office:value-type="string" office:string-value="HEERLEN">
            <text:p>HEERL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